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000000550F969EE34BD665A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2.6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text-properties style:font-name="F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frame draw:style-name="gr2" draw:text-style-name="P2" draw:layer="layout" svg:width="19cm" svg:height="14.678cm" svg:x="0.998cm" svg:y="7.511cm">
          <draw:image xlink:href="Pictures/10000201000006E000000550F969EE34BD665A0D.png" xlink:type="simple" xlink:show="embed" xlink:actuate="onLoad">
            <text:p/>
          </draw:image>
        </draw:frame>
        <draw:line draw:style-name="gr3" draw:text-style-name="P2" draw:layer="layout" svg:x1="4.201cm" svg:y1="12.701cm" svg:x2="7.702cm" svg:y2="10.6cm">
          <text:p/>
        </draw:line>
        <draw:line draw:style-name="gr3" draw:text-style-name="P2" draw:layer="layout" svg:x1="4.201cm" svg:y1="12.701cm" svg:x2="7.702cm" svg:y2="12.301cm">
          <text:p/>
        </draw:line>
        <draw:line draw:style-name="gr3" draw:text-style-name="P2" draw:layer="layout" svg:x1="4.201cm" svg:y1="12.798cm" svg:x2="7.8cm" svg:y2="13.6cm">
          <text:p/>
        </draw:line>
        <draw:line draw:style-name="gr3" draw:text-style-name="P2" draw:layer="layout" svg:x1="4.201cm" svg:y1="12.798cm" svg:x2="7.702cm" svg:y2="15.3cm">
          <text:p/>
        </draw:line>
        <draw:custom-shape draw:style-name="gr4" draw:text-style-name="P4" draw:layer="layout" svg:width="2.6cm" svg:height="1.5cm" svg:x="11.8cm" svg:y="11.6cm">
          <text:p text:style-name="P3"><text:span text:style-name="T1"><text:s text:c="6"/></text:span><text:span text:style-name="T1">system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7cm" svg:y1="12.2cm" svg:x2="9.3cm" svg:y2="10.7cm">
          <text:p/>
        </draw:line>
        <draw:line draw:style-name="gr5" draw:text-style-name="P5" draw:layer="layout" svg:x1="11.8cm" svg:y1="12.5cm" svg:x2="9.4cm" svg:y2="12.2cm">
          <text:p/>
        </draw:line>
        <draw:line draw:style-name="gr5" draw:text-style-name="P5" draw:layer="layout" svg:x1="11.9cm" svg:y1="12.9cm" svg:x2="9.3cm" svg:y2="13.8cm">
          <text:p/>
        </draw:line>
        <draw:line draw:style-name="gr5" draw:text-style-name="P5" draw:layer="layout" svg:x1="11.8cm" svg:y1="13.1cm" svg:x2="9.3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-color="#ffffff" draw:fill-image-width="0cm" draw:fill-image-height="0cm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5T19:33:50.687754830</dc:date>
    <meta:editing-duration>PT1M49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